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lbany" svg:font-family="Albany"/>
    <style:font-face style:name="OpenSymbol" svg:font-family="OpenSymbol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 style:master-page-name="Standard">
      <style:paragraph-properties style:page-number="auto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paragraph-properties fo:margin-left="2.501cm" fo:margin-right="0cm" fo:text-indent="-0.635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Text_20_body" style:list-style-name="L2">
      <style:paragraph-properties fo:margin-left="2.501cm" fo:margin-right="0cm" fo:margin-top="0cm" fo:margin-bottom="0.499cm" fo:text-indent="-0.635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bjia5"/><text:span text:style-name="T1">Name</text:span> </text:p>
      <text:p text:style-name="P1"><text:bookmark text:name="bjia6"/>Talras<text:bookmark text:name="x9n40"/></text:p>
      <text:p text:style-name="P2"><text:bookmark text:name="bjia9"/></text:p>
      <text:p text:style-name="P1"><text:bookmark text:name="bjia11"/><text:span text:style-name="T1">Beschreibung</text:span> </text:p>
      <text:p text:style-name="P1">Ihr wollt dem Herzog Heimrich von Talras die Treue schwören und damit in seinen Dienst treten, um euren Lebensunterhalt zu verdienen.</text:p>
      <text:p text:style-name="P1"><text:bookmark text:name="bjia14"/></text:p>
      <text:p text:style-name="P1"><text:bookmark text:name="bjia16"/><text:span text:style-name="T1">Typ</text:span> </text:p>
      <text:p text:style-name="P1"><text:bookmark text:name="bjia17"/>Primär</text:p>
      <text:p text:style-name="P1"><text:bookmark text:name="x9n42"/></text:p>
      <text:p text:style-name="P1"><text:bookmark text:name="x9n43"/><text:span text:style-name="T1">Auftraggeber</text:span> </text:p>
      <text:p text:style-name="P1"><text:bookmark text:name="bjia181"/>- </text:p>
      <text:p text:style-name="P2"><text:bookmark text:name="v1ic1"/></text:p>
      <text:p text:style-name="P1"><text:bookmark text:name="v1ic2"/><text:span text:style-name="T1">Verlauf</text:span> </text:p>
      <text:p text:style-name="P1"><text:bookmark text:name="bjia184"/>Die Charaktere betreten zunächst die äußere Burg und dann die Inneburg von Talras. Dort treffen sie den Herzog Heimrich.<text:bookmark text:name="x9n44"/></text:p>
      <text:p text:style-name="P1"><text:bookmark text:name="bjia19"/></text:p>
      <text:p text:style-name="P1"><text:bookmark text:name="bjia21"/><text:span text:style-name="T1">Ziele</text:span> </text:p>
      <text:list xml:id="list1266202863" text:style-name="L1">
        <text:list-item>
          <text:p text:style-name="P4"><text:bookmark text:name="bjia24"/>Erreicht die Burg Talras.</text:p>
        </text:list-item>
        <text:list-item>
          <text:p text:style-name="P6"><text:bookmark text:name="bjia27"/>Belohnung: 800 Erfahrung</text:p>
        </text:list-item>
        <text:list-item>
          <text:p text:style-name="P6"><text:bookmark text:name="bjia29"/>Video: „Die Burg“ </text:p>
        </text:list-item>
      </text:list>
      <text:list xml:id="list816757555" text:style-name="L2">
        <text:list-item>
          <text:p text:style-name="P5"><text:bookmark text:name="bjia31"/>Trefft den Herzog und schwört ihm die Treue.</text:p>
        </text:list-item>
        <text:list-item>
          <text:p text:style-name="P7"><text:bookmark text:name="bjia34"/>Belohnung: 1000 Erfahrung</text:p>
        </text:list-item>
        <text:list-item>
          <text:p text:style-name="P8"><text:bookmark text:name="bjia331"/>Video "Der Herzog von Talras"<text:bookmark text:name="y5hr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" svg:font-family="Albany"/>
    <style:font-face style:name="OpenSymbol" svg:font-family="OpenSymbol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line-height="100%" fo:text-align="start" style:justify-single-word="false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Verdana" fo:font-size="10pt" fo:language="de" fo:country="DE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423cm" fo:margin-bottom="0.499cm" fo:keep-with-next="always"/>
      <style:text-properties style:font-name="Times New Roman1" fo:font-size="24pt" fo:font-weight="bold"/>
    </style:style>
    <style:style style:name="List" style:family="paragraph" style:parent-style-name="Standard" style:class="list">
      <style:paragraph-properties fo:margin-left="0cm" fo:margin-right="0cm" fo:margin-top="0cm" fo:margin-bottom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indent="0cm" style:auto-text-indent="false"/>
    </style:style>
    <style:style style:name="Caption" style:family="paragraph" style:parent-style-name="Standard" style:class="extra">
      <style:paragraph-properties fo:margin-top="0.212cm" fo:margin-bottom="0.212cm"/>
      <style:text-properties fo:font-size="12pt" fo:font-style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fo:background-color="transparent" style:background-transparency="100%" fo:padding="0cm" fo:border="none">
        <style:background-image/>
      </style:graphic-properties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style:style style:name="OLE" style:family="graphic">
      <style:graphic-properties fo:background-color="transparent" style:background-transparency="100%" fo:padding="0cm" fo:border="none">
        <style:background-image/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Unbekannt</meta:initial-creator>
    <meta:editing-cycles>11</meta:editing-cycles>
    <meta:creation-date>2008-08-13T14:21:16</meta:creation-date>
    <dc:date>2009-08-18T00:18:25</dc:date>
    <dc:creator>Tamino Dauth</dc:creator>
    <meta:editing-duration>PT00H04M20S</meta:editing-duration>
    <meta:document-statistic meta:table-count="0" meta:image-count="0" meta:object-count="0" meta:page-count="1" meta:paragraph-count="17" meta:word-count="82" meta:character-count="487"/>
  </office:meta>
</office:document-meta>
</file>